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svg:stroke-width="0.1cm" svg:stroke-color="#00ff00" draw:marker-start-width="0.5cm" draw:marker-end-width="0.5cm" draw:fill="none" draw:textarea-vertical-align="middle" draw:auto-grow-height="false" fo:min-height="5.532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5cm" draw:marker-end-width="0.5cm" draw:fill="none" draw:textarea-vertical-align="middle" draw:auto-grow-height="false" fo:min-height="5.532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ff00" fo:font-size="18pt" fo:font-weight="bold" style:font-size-asian="18pt" style:font-size-complex="18pt"/>
    </style:style>
    <style:style style:name="T1" style:family="text">
      <style:text-properties fo:color="#00ff00" fo:font-size="18pt" fo:font-weight="bold" style:font-size-asian="18pt" style:font-size-complex="18pt"/>
    </style:style>
    <style:style style:name="T2" style:family="text">
      <style:text-properties fo:color="#0000f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2cm" svg:y1="6cm" svg:x2="14cm" svg:y2="6cm">
          <text:p/>
        </draw:line>
        <draw:frame draw:style-name="gr2" draw:text-style-name="P2" draw:layer="layout" svg:width="1.6cm" svg:height="1.1cm" svg:x="13.1cm" svg:y="6.6cm">
          <draw:text-box>
            <text:p>Zeit</text:p>
          </draw:text-box>
        </draw:frame>
        <draw:line draw:style-name="gr1" draw:text-style-name="P1" draw:layer="layout" svg:x1="7cm" svg:y1="9cm" svg:x2="7cm" svg:y2="6cm">
          <text:p/>
        </draw:line>
        <draw:frame draw:style-name="gr3" draw:text-style-name="P2" draw:layer="layout" svg:width="6.1cm" svg:height="1.673cm" svg:x="3.9cm" svg:y="9.3cm">
          <draw:text-box>
            <text:p text:style-name="P3">Beobachtung der </text:p>
            <text:p text:style-name="P3">Daten</text:p>
          </draw:text-box>
        </draw:frame>
        <draw:custom-shape draw:style-name="gr4" draw:text-style-name="P1" draw:layer="layout" svg:width="0.8cm" svg:height="6.1cm" draw:transform="rotate (-1.5707963267949) translate (6.9cm 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8cm" svg:height="6.1cm" draw:transform="rotate (-1.5707963267949) translate (13.2cm 5.0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6.1cm" svg:height="1.4cm" svg:x="0.6cm" svg:y="2.401cm">
          <draw:text-box>
            <text:p text:style-name="P3"><text:span text:style-name="T1">A priori </text:span></text:p>
          </draw:text-box>
        </draw:frame>
        <draw:frame draw:style-name="gr6" draw:text-style-name="P2" draw:layer="layout" svg:width="6.1cm" svg:height="1.4cm" svg:x="7.1cm" svg:y="2.401cm">
          <draw:text-box>
            <text:p text:style-name="P3"><text:span text:style-name="T2">A posteriori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5-22T16:28:07.511579000</dc:date>
    <meta:editing-duration>PT8M25S</meta:editing-duration>
    <meta:editing-cycles>3</meta:editing-cycles>
    <meta:generator>LibreOffice/5.2.6.2$MacOSX_X86_64 LibreOffice_project/a3100ed2409ebf1c212f5048fbe377c281438fdc</meta:generator>
    <meta:document-statistic meta:object-count="8"/>
  </office:meta>
</office:document-meta>
</file>